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87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26pt" fo:font-weight="bold" style:font-name-asian="Segoe UI1" style:font-size-asian="10pt" style:font-weight-asian="bold" style:font-name-complex="Segoe UI1" style:font-size-complex="10pt" style:font-weight-complex="bold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26pt" fo:text-shadow="1pt 1pt" fo:font-weight="bold" style:font-name-asian="Segoe UI1" style:font-size-asian="10pt" style:font-weight-asian="bold" style:font-name-complex="Segoe UI1" style:font-size-complex="10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  <style:text-properties fo:color="#ffffff" style:font-name="Segoe UI1" fo:font-size="32pt" fo:font-weight="bold" style:font-name-asian="Segoe UI1" style:font-size-asian="32pt" style:font-weight-asian="bold" style:font-name-complex="Segoe UI1" style:font-size-complex="32pt" style:font-weight-complex="bold"/>
    </style:style>
    <style:style style:name="P5" style:family="paragraph">
      <style:paragraph-properties fo:margin-left="0.318cm" fo:margin-right="0cm" fo:margin-top="0cm" fo:margin-bottom="0cm" fo:text-indent="0cm" style:text-autospace="none"/>
      <style:text-properties fo:color="#ffffff" style:font-name="Segoe UI1" fo:font-size="32pt" style:font-name-asian="Segoe UI1" style:font-size-asian="32pt" style:font-name-complex="Segoe UI1" style:font-size-complex="32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ffffff" style:font-name="Segoe UI1" fo:font-size="32pt" fo:text-shadow="1pt 1pt" fo:font-weight="bold" style:font-name-asian="Segoe UI1" style:font-size-asian="32pt" style:font-weight-asian="bold" style:font-name-complex="Segoe UI1" style:font-size-complex="32pt" style:font-weight-complex="bold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.318cm" fo:margin-right="0cm" fo:margin-top="0cm" fo:margin-bottom="0cm" fo:text-indent="-0.318cm" style:text-autospace="none"/>
      <style:text-properties fo:color="#ffffff" style:font-name="Segoe UI1" fo:font-size="32pt" style:font-name-asian="Segoe UI1" style:font-size-asian="32pt" style:font-name-complex="Segoe UI1" style:font-size-complex="32pt"/>
    </style:style>
    <style:style style:name="P9" style:family="paragraph">
      <style:paragraph-properties fo:margin-left="0cm" fo:margin-right="0cm" fo:margin-top="0cm" fo:margin-bottom="0cm" fo:text-indent="0cm" style:text-autospace="none"/>
      <style:text-properties fo:color="#ffffff" style:font-name="Segoe UI1" fo:font-size="32pt" style:font-name-asian="Segoe UI1" style:font-size-asian="32pt" style:font-name-complex="Segoe UI1" style:font-size-complex="32pt"/>
    </style:style>
    <style:style style:name="P10" style:family="paragraph">
      <style:paragraph-properties fo:margin-left="0cm" fo:margin-right="0cm" fo:margin-top="0cm" fo:margin-bottom="0cm" fo:text-indent="0cm" style:text-autospace="none"/>
      <style:text-properties fo:color="#ffffff" style:font-name="Segoe UI1" fo:font-size="32pt" fo:font-style="normal" style:font-name-asian="Segoe UI1" style:font-size-asian="32pt" style:font-style-asian="normal" style:font-name-complex="Segoe UI1" style:font-size-complex="32pt" style:font-style-complex="normal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ffffff" style:font-name="Segoe UI1" fo:font-size="32pt" fo:font-style="normal" fo:text-shadow="1pt 1pt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1" style:family="text">
      <style:text-properties fo:color="#ffffff" style:font-name="Segoe UI" fo:font-size="26pt" fo:text-shadow="1pt 1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2" style:family="text">
      <style:text-properties fo:color="#ffffff" style:font-name="Segoe UI" fo:font-size="26pt" fo:font-style="italic" fo:text-shadow="1pt 1pt" fo:font-weight="normal" style:font-size-asian="26pt" style:font-style-asian="italic" style:font-weight-asian="normal" style:font-size-complex="26pt" style:font-style-complex="italic" style:font-weight-complex="normal"/>
    </style:style>
    <style:style style:name="T3" style:family="text">
      <style:text-properties fo:color="#83caff" style:text-position="super 58%" style:font-name="Segoe UI1" fo:font-size="32pt" fo:font-style="italic" fo:text-shadow="1pt 1pt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4" style:family="text">
      <style:text-properties fo:color="#83caff" style:font-name="Segoe UI" fo:font-size="32pt" fo:font-style="italic" fo:text-shadow="1pt 1pt" fo:font-weight="normal" style:font-size-asian="32pt" style:font-style-asian="italic" style:font-weight-asian="normal" style:font-size-complex="32pt" style:font-style-complex="italic" style:font-weight-complex="normal"/>
    </style:style>
    <style:style style:name="T5" style:family="text">
      <style:text-properties fo:color="#ffffff" style:text-position="super 58%" style:font-name="Segoe UI1" fo:font-size="32pt" fo:text-shadow="1pt 1pt" style:font-name-asian="Segoe UI1" style:font-size-asian="32pt" style:font-name-complex="Segoe UI1" style:font-size-complex="32pt"/>
    </style:style>
    <style:style style:name="T6" style:family="text">
      <style:text-properties fo:color="#ffffff" style:font-name="Segoe UI" fo:font-size="32pt" fo:text-shadow="1pt 1pt" style:font-size-asian="32pt" style:font-size-complex="32pt"/>
    </style:style>
    <style:style style:name="T7" style:family="text">
      <style:text-properties fo:color="#83caff" style:text-position="super 58%" style:font-name="Segoe UI1" fo:font-size="32pt" fo:font-style="italic" fo:text-shadow="1pt 1pt" style:font-name-asian="Segoe UI1" style:font-size-asian="32pt" style:font-style-asian="italic" style:font-name-complex="Segoe UI1" style:font-size-complex="32pt" style:font-style-complex="italic"/>
    </style:style>
    <style:style style:name="T8" style:family="text">
      <style:text-properties fo:color="#83caff" style:font-name="Segoe UI" fo:font-size="32pt" fo:font-style="italic" fo:text-shadow="1pt 1pt" style:font-size-asian="32pt" style:font-style-asian="italic" style:font-size-complex="32pt" style:font-style-complex="italic"/>
    </style:style>
    <style:style style:name="T9" style:family="text">
      <style:text-properties fo:color="#83caff" style:font-name="Segoe UI" fo:font-size="31pt" fo:font-style="italic" fo:text-shadow="1pt 1pt" style:font-size-asian="31pt" style:font-style-asian="italic" style:font-size-complex="31pt" style:font-style-complex="italic"/>
    </style:style>
    <style:style style:name="T10" style:family="text">
      <style:text-properties fo:color="#ffffff" style:font-name="Segoe UI" fo:font-size="31pt" fo:text-shadow="1pt 1pt" style:font-size-asian="31pt" style:font-size-complex="31pt"/>
    </style:style>
    <style:style style:name="T11" style:family="text">
      <style:text-properties fo:color="#ffffff" style:font-name="Segoe UI" fo:font-size="32pt" fo:font-style="normal" fo:text-shadow="1pt 1pt" style:font-size-asian="32pt" style:font-style-asian="normal" style:font-size-complex="3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25.146cm" svg:height="2.681cm" svg:x="1.524cm" svg:y="0.508cm">
          <draw:text-box>
            <text:p text:style-name="P1"><text:span text:style-name="T1">Psalmody</text:span></text:p>
            <text:p text:style-name="P1"><text:span text:style-name="T2">Psalm 66:1–7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6" draw:layer="layout" svg:width="25.146cm" svg:height="4.76cm" svg:x="1.524cm" svg:y="0.508cm">
          <draw:text-box>
            <text:p text:style-name="P4"><text:span text:style-name="T3">1</text:span><text:span text:style-name="T4">Shout for joy to God, all the earth;</text:span></text:p>
            <text:p text:style-name="P5"><text:span text:style-name="T5"><text:s text:c="8"/></text:span><text:span text:style-name="T5">2</text:span><text:span text:style-name="T6">sing the glory of his name; give to him</text:span><text:span text:style-name="T6"> <text:s/></text:span></text:p>
            <text:p text:style-name="P5"><text:span text:style-name="T6"><text:s text:c="5"/></text:span><text:span text:style-name="T6">glorious praise!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6" draw:layer="layout" svg:width="25.654cm" svg:height="8.128cm" svg:x="1.27cm" svg:y="0.508cm">
          <draw:text-box>
            <text:p text:style-name="P4"><text:span text:style-name="T3"><text:s/></text:span><text:span text:style-name="T3">3</text:span><text:span text:style-name="T4">Say to God, “How awesome are your deeds!</text:span></text:p>
            <text:p text:style-name="P5"><text:span text:style-name="T6"><text:s text:c="6"/></text:span><text:span text:style-name="T6">So great is your power that your enemies </text:span></text:p>
            <text:p text:style-name="P5"><text:span text:style-name="T6"><text:s text:c="6"/></text:span><text:span text:style-name="T6">come cringing</text:span><text:span text:style-name="T6"> to you.</text:span></text:p>
            <text:p text:style-name="P8"><text:span text:style-name="T7">4</text:span><text:span text:style-name="T8">All the earth worships you </text:span><text:span text:style-name="T9">and sings prais</text:span><text:span text:style-name="T9">es to you;</text:span></text:p>
            <text:p text:style-name="P5"><text:span text:style-name="T6"><text:s text:c="6"/></text:span><text:span text:style-name="T6">they sing praises</text:span><text:span text:style-name="T6"> to your name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3" draw:text-style-name="P6" draw:layer="layout" svg:width="25.654cm" svg:height="8.128cm" svg:x="1.27cm" svg:y="0.508cm">
          <draw:text-box>
            <text:p text:style-name="P4"><text:span text:style-name="T3">5</text:span><text:span text:style-name="T4">Come and see what</text:span><text:span text:style-name="T4"> God has done:</text:span></text:p>
            <text:p text:style-name="P5"><text:span text:style-name="T6"><text:s text:c="6"/></text:span><text:span text:style-name="T6">he is awesome</text:span><text:span text:style-name="T10"> in his deeds toward the children</text:span><text:span text:style-name="T6"> </text:span></text:p>
            <text:p text:style-name="P5"><text:span text:style-name="T6"><text:s text:c="6"/></text:span><text:span text:style-name="T6">of man.</text:span></text:p>
            <text:p text:style-name="P9"><text:span text:style-name="T7">6</text:span><text:span text:style-name="T8">He turned the sea into dry land;</text:span></text:p>
            <text:p text:style-name="P5"><text:span text:style-name="T6"><text:s text:c="6"/></text:span><text:span text:style-name="T6">they passed through the riv</text:span><text:span text:style-name="T6">er on foo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4" draw:text-style-name="P6" draw:layer="layout" svg:width="25.654cm" svg:height="5.08cm" svg:x="1.27cm" svg:y="0.508cm">
          <draw:text-box>
            <text:p text:style-name="P9"><text:span text:style-name="T4">There did we rejoice in him, </text:span><text:span text:style-name="T7">7</text:span><text:span text:style-name="T8">who rules by his might forever, whose eyes keep watch on the</text:span><text:span text:style-name="T8"> nations—</text:span></text:p>
            <text:p text:style-name="P5"><text:span text:style-name="T6"><text:s text:c="6"/></text:span><text:span text:style-name="T6">let not the rebellious ex</text:span><text:span text:style-name="T6">alt themselve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4" draw:text-style-name="P11" draw:layer="layout" svg:width="25.654cm" svg:height="5.08cm" svg:x="1.27cm" svg:y="0.508cm">
          <draw:text-box>
            <text:p text:style-name="P10"><text:span text:style-name="T11">C: Glory be to the Father and to the Son and to the Holy Spirit; as it was in the beginning, is now, and will be forever. 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2T13:23:05</meta:creation-date>
    <dc:date>2016-07-02T13:42:56.929000000</dc:date>
    <meta:editing-duration>PT9M40S</meta:editing-duration>
    <meta:editing-cycles>3</meta:editing-cycles>
    <meta:generator>LibreOffice/5.1.4.2$Windows_X86_64 LibreOffice_project/f99d75f39f1c57ebdd7ffc5f42867c12031db97a</meta:generator>
    <meta:document-statistic meta:object-count="39"/>
  </office:meta>
</office:document-meta>
</file>